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automatic-styles>
    <style:style style:name="P1" style:family="paragraph" style:parent-style-name="WW-Titre">
      <style:text-properties style:font-name="Times New Roman" officeooo:rsid="000c45d5" officeooo:paragraph-rsid="000c45d5" style:font-name-complex="Times New Roman"/>
    </style:style>
    <style:style style:name="P2" style:family="paragraph" style:parent-style-name="Auteurs">
      <style:paragraph-properties fo:margin-top="0cm" fo:margin-bottom="0cm" style:contextual-spacing="false"/>
      <style:text-properties officeooo:paragraph-rsid="000accb7"/>
    </style:style>
    <style:style style:name="P3" style:family="paragraph" style:parent-style-name="Auteurs">
      <style:paragraph-properties fo:margin-top="0cm" fo:margin-bottom="0cm" style:contextual-spacing="false"/>
      <style:text-properties fo:font-size="10pt" officeooo:paragraph-rsid="000accb7" style:font-size-asian="10pt"/>
    </style:style>
    <style:style style:name="P4" style:family="paragraph" style:parent-style-name="Auteurs">
      <style:paragraph-properties fo:margin-top="0cm" fo:margin-bottom="0cm" style:contextual-spacing="false"/>
      <style:text-properties style:font-name="Liberation Mono1" fo:font-size="10pt" officeooo:paragraph-rsid="000accb7" style:font-size-asian="10pt"/>
    </style:style>
    <style:style style:name="P5" style:family="paragraph" style:parent-style-name="Auteurs">
      <style:paragraph-properties fo:margin-top="0cm" fo:margin-bottom="0cm" style:contextual-spacing="false"/>
      <style:text-properties style:font-name="Liberation Mono1" fo:font-size="9pt" officeooo:rsid="000accb7" officeooo:paragraph-rsid="000accb7" style:font-size-asian="9pt" style:font-name-complex="Times New Roman"/>
    </style:style>
    <style:style style:name="P6" style:family="paragraph" style:parent-style-name="Normal_20__28_Web_29_">
      <style:paragraph-properties fo:margin-top="0.199cm" fo:margin-bottom="0.101cm" style:contextual-spacing="false" fo:keep-with-next="always"/>
    </style:style>
    <style:style style:name="P7" style:family="paragraph">
      <loext:graphic-properties draw:fill="none" draw:fill-color="#ffffff"/>
      <style:paragraph-properties fo:text-align="center"/>
    </style:style>
    <style:style style:name="P8" style:family="paragraph" style:parent-style-name="Résumé">
      <style:text-properties fo:font-variant="normal" fo:text-transform="none" style:font-name="Times New Roman" fo:font-size="10pt" fo:language="en" fo:country="US" officeooo:rsid="000c45d5" officeooo:paragraph-rsid="000c45d5" style:font-size-asian="10pt" style:font-name-complex="Times New Roman" style:font-size-complex="10pt"/>
    </style:style>
    <style:style style:name="P9" style:family="paragraph" style:parent-style-name="Résumé">
      <style:text-properties style:font-name="Times New Roman" fo:language="en" fo:country="US" style:font-name-complex="Times New Roman" style:font-weight-complex="bold"/>
    </style:style>
    <style:style style:name="P10" style:family="paragraph" style:parent-style-name="Text_20_body">
      <style:paragraph-properties fo:margin-top="0cm" fo:margin-bottom="0.101cm" style:contextual-spacing="false"/>
    </style:style>
    <style:style style:name="P11" style:family="paragraph" style:parent-style-name="Horizontal_20_Line">
      <style:text-properties style:font-name="Times New Roman" style:font-name-complex="Times New Roman"/>
    </style:style>
    <style:style style:name="P12" style:family="paragraph" style:parent-style-name="Standard">
      <style:paragraph-properties fo:margin-top="0cm" fo:margin-bottom="0cm" style:contextual-spacing="false"/>
    </style:style>
    <style:style style:name="P13" style:family="paragraph" style:parent-style-name="western">
      <style:paragraph-properties fo:margin-top="0.176cm" fo:margin-bottom="0.176cm" style:contextual-spacing="false"/>
      <style:text-properties fo:color="#999999" loext:opacity="100%" style:font-name="Times New Roman" fo:font-weight="bold" style:font-weight-asian="bold" style:font-name-complex="Times New Roman" style:font-weight-complex="bold"/>
    </style:style>
    <style:style style:name="P14" style:family="paragraph" style:parent-style-name="western" style:list-style-name="WW8Num8">
      <style:paragraph-properties fo:margin-left="1.259cm" fo:margin-right="0cm" fo:margin-top="0.176cm" fo:margin-bottom="0.176cm" style:contextual-spacing="false" fo:text-indent="-0.63cm" style:auto-text-indent="false"/>
    </style:style>
    <style:style style:name="P15" style:family="paragraph" style:parent-style-name="western" style:list-style-name="WW8Num8">
      <style:paragraph-properties fo:margin-left="1.259cm" fo:margin-right="0cm" fo:margin-top="0.176cm" fo:margin-bottom="0.176cm" style:contextual-spacing="false" fo:text-indent="-0.63cm" style:auto-text-indent="false"/>
      <style:text-properties fo:color="#999999" loext:opacity="100%" style:font-name="Times New Roman" style:font-name-complex="Times New Roman"/>
    </style:style>
    <style:style style:name="P16" style:family="paragraph" style:parent-style-name="Heading_20_1">
      <style:text-properties officeooo:rsid="000f233f" officeooo:paragraph-rsid="000f233f"/>
    </style:style>
    <style:style style:name="P17" style:family="paragraph" style:parent-style-name="Heading_20_1">
      <style:text-properties style:font-name="Times New Roman" style:font-name-complex="Times New Roman"/>
    </style:style>
    <style:style style:name="P18" style:family="paragraph" style:parent-style-name="Standard">
      <style:paragraph-properties fo:margin-top="0cm" fo:margin-bottom="0cm" style:contextual-spacing="false"/>
      <style:text-properties style:font-name="Times New Roman" officeooo:rsid="000c45d5" officeooo:paragraph-rsid="000c45d5" style:font-name-complex="Times New Roman"/>
    </style:style>
    <style:style style:name="P19" style:family="paragraph" style:parent-style-name="Standard">
      <style:text-properties officeooo:rsid="000d96d8" officeooo:paragraph-rsid="000d96d8"/>
    </style:style>
    <style:style style:name="P20" style:family="paragraph" style:parent-style-name="Standard">
      <style:text-properties style:font-name="Times New Roman" style:font-name-complex="Times New Roman"/>
    </style:style>
    <style:style style:name="P21" style:family="paragraph" style:parent-style-name="western">
      <style:paragraph-properties fo:margin-top="0.176cm" fo:margin-bottom="0.42cm" style:contextual-spacing="false"/>
      <style:text-properties style:font-name="Times New Roman" officeooo:rsid="000f233f" officeooo:paragraph-rsid="000f233f" style:font-name-complex="Times New Roman"/>
    </style:style>
    <style:style style:name="P22" style:family="paragraph" style:parent-style-name="Standard">
      <style:text-properties officeooo:rsid="000f233f" officeooo:paragraph-rsid="000f233f"/>
    </style:style>
    <style:style style:name="P23" style:family="paragraph" style:parent-style-name="Titre_20_sans_20_numéro">
      <style:text-properties style:font-name="Times New Roman" style:font-name-complex="Times New Roman"/>
    </style:style>
    <style:style style:name="P24" style:family="paragraph" style:parent-style-name="Normal_20__28_Web_29_">
      <style:paragraph-properties fo:margin-top="0cm" fo:margin-bottom="0.071cm" style:contextual-spacing="false"/>
    </style:style>
    <style:style style:name="T1" style:family="text">
      <style:text-properties style:font-name="Times New Roman" officeooo:rsid="000accb7" style:font-name-complex="Times New Roman"/>
    </style:style>
    <style:style style:name="T2" style:family="text">
      <style:text-properties style:font-name="Times New Roman" officeooo:rsid="001293b6" style:font-name-complex="Times New Roman"/>
    </style:style>
    <style:style style:name="T3" style:family="text">
      <style:text-properties style:text-position="super 58%" style:font-name="Times New Roman" style:font-name-complex="Times New Roman"/>
    </style:style>
    <style:style style:name="T4" style:family="text">
      <style:text-properties style:font-name="Times New Roman" style:font-name-complex="Times New Roman"/>
    </style:style>
    <style:style style:name="T5" style:family="text">
      <style:text-properties style:text-position="super 58%" style:font-name="Times New Roman" officeooo:rsid="000accb7" style:font-name-complex="Times New Roman"/>
    </style:style>
    <style:style style:name="T6" style:family="text">
      <style:text-properties style:font-name="Times New Roman" style:font-name-complex="Times New Roman" style:font-size-complex="10pt"/>
    </style:style>
    <style:style style:name="T7" style:family="text">
      <style:text-properties style:font-size-complex="10pt"/>
    </style:style>
    <style:style style:name="T8" style:family="text">
      <style:text-properties fo:font-size="9pt" style:font-size-asian="9pt" style:font-name-complex="Times New Roman"/>
    </style:style>
    <style:style style:name="T9" style:family="text">
      <style:text-properties fo:font-size="9pt" officeooo:rsid="000accb7" style:font-size-asian="9pt" style:font-name-complex="Times New Roman"/>
    </style:style>
    <style:style style:name="T10" style:family="text">
      <style:text-properties fo:font-variant="small-caps" fo:font-size="14pt" style:letter-kerning="false" style:font-size-asian="14pt" style:language-asian="fr" style:country-asian="FR" style:font-size-complex="14pt"/>
    </style:style>
    <style:style style:name="T11" style:family="text">
      <style:text-properties style:font-name="Times New Roman" fo:language="en" fo:country="US" fo:font-weight="bold" style:font-weight-asian="bold" style:font-name-complex="Times New Roman" style:font-weight-complex="bold"/>
    </style:style>
    <style:style style:name="T12" style:family="text">
      <style:text-properties style:font-name="Times New Roman" fo:language="en" fo:country="US" style:font-name-complex="Times New Roman"/>
    </style:style>
    <style:style style:name="T13" style:family="text">
      <style:text-properties fo:font-variant="small-caps" style:font-name="Times New Roman" fo:font-size="14pt" style:font-size-asian="14pt" style:font-name-complex="Times New Roman"/>
    </style:style>
    <style:style style:name="T14" style:family="text">
      <style:text-properties style:font-name="Times New Roman" officeooo:rsid="000f233f" style:font-name-complex="Times New Roman"/>
    </style:style>
    <style:style style:name="T15" style:family="text">
      <style:text-properties fo:color="#999999" loext:opacity="100%" style:font-name="Times New Roman" style:font-name-complex="Times New Roman"/>
    </style:style>
    <style:style style:name="T16" style:family="text">
      <style:text-properties officeooo:rsid="001016e9"/>
    </style:style>
    <style:style style:name="T17" style:family="text">
      <style:text-properties officeooo:rsid="001081f6"/>
    </style:style>
    <style:style style:name="T18" style:family="text">
      <style:text-properties officeooo:rsid="000f233f"/>
    </style:style>
    <style:style style:name="T19" style:family="text">
      <style:text-properties style:font-name="Times New Roman" fo:font-style="italic" style:font-style-asian="italic" style:font-name-complex="Times New Roman"/>
    </style:style>
    <style:style style:name="T20" style:family="text">
      <style:text-properties fo:font-size="10pt" style:font-size-asian="10pt" style:font-size-complex="10pt"/>
    </style:style>
    <style:style style:name="T21" style:family="text">
      <style:text-properties fo:font-size="8pt" style:font-size-asian="8pt" style:font-size-complex="8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font-size="10pt" fo:language="en" fo:country="US" style:font-size-asian="10pt" style:font-size-complex="10pt"/>
    </style:style>
    <style:style style:name="T24" style:family="text">
      <style:text-properties fo:color="#00009a" loext:opacity="100%" fo:font-size="10pt" style:font-size-asian="10pt" style:font-size-complex="10pt"/>
    </style:style>
    <style:style style:name="T25" style:family="text">
      <style:text-properties fo:color="#00009a" loext:opacity="100%" fo:font-size="10pt" fo:font-style="italic" style:font-size-asian="10pt" style:font-style-asian="italic" style:font-size-complex="10pt" style:font-style-complex="italic"/>
    </style:style>
    <style:style style:name="T26" style:family="text">
      <style:text-properties fo:font-size="8pt" fo:language="en" fo:country="US" style:font-size-asian="8pt" style:font-size-complex="8pt"/>
    </style:style>
    <style:style style:name="T27" style:family="text">
      <style:text-properties fo:font-size="10pt" fo:language="en" fo:country="US" fo:font-style="italic" style:font-size-asian="10pt" style:font-style-asian="italic" style:font-size-complex="10pt" style:font-style-complex="italic"/>
    </style:style>
    <style:style style:name="T28" style:family="text">
      <style:text-properties fo:color="#00009a" loext:opacity="100%" fo:font-size="10pt" fo:language="en" fo:country="US" style:font-size-asian="10pt" style:font-size-complex="10pt"/>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erver la meilleure précision en réduisant le nombre de dimension</text:p>
      <text:p text:style-name="P2"><text:span text:style-name="T1">Ambre </text:span><text:span text:style-name="T2">Collard</text:span><text:span text:style-name="T3">1</text:span><text:span text:style-name="T4"> <text:s/></text:span><text:span text:style-name="T1">Clément Hibon</text:span><text:span text:style-name="T5">1</text:span><text:span text:style-name="T1"> <text:s/></text:span></text:p>
      <text:p text:style-name="P2"><text:span text:style-name="T1">Kerryghan Relot</text:span><text:span text:style-name="T5">1</text:span><text:span text:style-name="T1"> <text:s/>Xavier Coupé</text:span><text:span text:style-name="T3">1</text:span></text:p>
      <text:p text:style-name="P3"><text:span text:style-name="T6">(1) </text:span><text:span text:style-name="T7">Le Mans Université, LIUM, 72000 Le Mans, France </text:span></text:p>
      <text:p text:style-name="P4"><text:span text:style-name="T8">{</text:span><text:span text:style-name="T9">Ambre.NomDeFamille.Etu, Clement.Hibon.Etu, Kerryghan.Relot.Etu, </text:span></text:p>
      <text:p text:style-name="P5">Xavier.Coupe.Etu}@univ-lemans.fr</text:p>
      <text:p text:style-name="P6"><draw:line text:anchor-type="char" draw:z-index="0" draw:name="Shape1" draw:style-name="gr1" draw:text-style-name="P7" svg:x1="1.753cm" svg:y1="0.616cm" svg:x2="14.086cm" svg:y2="0.616cm"><text:p/></draw:line><text:span text:style-name="T10">Résumé</text:span></text:p>
      <text:p text:style-name="P8">Ce travail présente la mise en oeuvre de l’optimisation de nos données dans le corpus sur la sécurité routière. Nous avons pour tâche principale de faire un prétraitement des données afin de les uniformiser. Nous avons ensuite réduit le nombre de dimension de nos données</text:p>
      <text:p text:style-name="P8">Cet article vise à rapporter l’impact des modifications effectuées sur les données sur la précision de notre modèle de prédiction.</text:p>
      <text:p text:style-name="P9"><draw:line text:anchor-type="char" draw:z-index="1" draw:name="Shape2" draw:style-name="gr1" draw:text-style-name="P7" svg:x1="2.217cm" svg:y1="0.624cm" svg:x2="14.109cm" svg:y2="0.624cm"><text:p/></draw:line>Abstract</text:p>
      <text:p text:style-name="P10"><text:span text:style-name="T11">Here the title in English.</text:span><text:span text:style-name="T12"><text:line-break/>Here an abstract in English (max. 150 words). </text:span><text:span text:style-name="T4">Times New Roman, 10pt.</text:span></text:p>
      <text:p text:style-name="P11"/>
      <text:p text:style-name="P12"><text:span text:style-name="T13">Mots-clés :</text:span><text:span text:style-name="T4"> <text:s/></text:span><text:span text:style-name="T14">Accident, Données, Gravité, Descripteur, Classes, Accident de la route, Pré-traitement, ACP</text:span><text:span text:style-name="T4"><text:line-break/></text:span><text:span text:style-name="T13">Keywords :</text:span><text:span text:style-name="T4"> <text:s/></text:span><text:span text:style-name="T14">Road accident, Gravity, Features, Data, Preprocessing, PCA</text:span></text:p>
      <text:p text:style-name="P11"/>
      <text:p text:style-name="P13">Rappels importants :<text:span text:style-name="T4"/></text:p>
      <text:list text:style-name="WW8Num8">
        <text:list-item>
          <text:p text:style-name="P14"><text:span text:style-name="T15">Le style bibliographique tient compte des champs doi et hal_id. Des exemples sont donnés dans la bibliographie (</text:span><text:a xlink:type="simple" xlink:href="#pereira" text:style-name="Internet_20_link" text:visited-style-name="Visited_20_Internet_20_Link"><text:span text:style-name="Internet_20_link"><text:span text:style-name="T15">Pereira &amp; Warren, 1983</text:span></text:span></text:a><text:span text:style-name="T15">; </text:span><text:a xlink:type="simple" xlink:href="#barnhard" text:style-name="Internet_20_link" text:visited-style-name="Visited_20_Internet_20_Link"><text:span text:style-name="Internet_20_link"><text:span text:style-name="T15">Bernhard, 2007</text:span></text:span></text:a><text:span text:style-name="T15">; </text:span><text:a xlink:type="simple" xlink:href="#tellier" text:style-name="Internet_20_link" text:visited-style-name="Visited_20_Internet_20_Link"><text:span text:style-name="Internet_20_link"><text:span text:style-name="T15">Tellier, 2008</text:span></text:span></text:a><text:span text:style-name="T15">).</text:span></text:p>
        </text:list-item>
        <text:list-item>
          <text:p text:style-name="P15">Ô cher auteur, ô chère autrice, merci de ne pas oublier les accents sur les majuscules : À, Ê, È, É, Î, Ô, etc. <text:s/></text:p>
        </text:list-item>
      </text:list>
      <text:h text:style-name="P16" text:outline-level="1" loext:marker-style-name="T12"><text:span text:style-name="T12">Introduction</text:span></text:h>
      <text:p text:style-name="Standard">Lors d’un accident <text:span text:style-name="T16">corporel</text:span> beaucoup d‘informations sont collectés <text:span text:style-name="T16">par les forces de l’ordre </text:span>pour le caractériser. <text:span text:style-name="T17">Un accident corporel est un accident survenu sur une voie ouverte à la circulation publique, impliquant au moins un véhicule et ayant fait au moins une victime ayant nécessité des soins.</text:span></text:p>
      <text:p text:style-name="Standard"><text:span text:style-name="T16">Notre questionnement original se portait sur le niveau d’importance de chaque informations dans la caractérisation de la gravité de l’accident. Autrement dis, nous avons tenté de </text:span><text:soft-page-break/><text:span text:style-name="T16">recherché quelles pouvaient être les </text:span><text:span text:style-name="T17">éléments</text:span><text:span text:style-name="T16"> prédominant</text:span><text:span text:style-name="T17">s </text:span><text:span text:style-name="T16">– si </text:span><text:span text:style-name="T17">ils </text:span><text:span text:style-name="T16">existent – pour déterminer la gravité d’un accident corporel.</text:span></text:p>
      <text:h text:style-name="P17" text:outline-level="1" loext:marker-style-name="T4">T<text:span text:style-name="T18">ravaux connexe</text:span></text:h>
      <text:p text:style-name="P18">Lorem ipsum</text:p>
      <text:h text:style-name="Heading_20_2" text:outline-level="2" loext:marker-style-name="T4"><text:span text:style-name="T4">Titre de la première sous-partie (style Titre 2/Heading 2)</text:span></text:h>
      <text:p text:style-name="P19" loext:marker-style-name="T4"><text:span text:style-name="T4">Lorem ipsum</text:span></text:p>
      <text:h text:style-name="Heading_20_2" text:outline-level="2" loext:marker-style-name="T4"><text:span text:style-name="T4">Titre de la deuxième sous-partie (style </text:span><text:span text:style-name="T19">Titre 2</text:span><text:span text:style-name="T4">)</text:span></text:h>
      <text:p text:style-name="P20">etc.</text:p>
      <text:h text:style-name="Heading_20_1" text:outline-level="1">Méthodologie</text:h>
      <text:p text:style-name="P21">Lorem Ipsum</text:p>
      <text:h text:style-name="Heading_20_1" text:outline-level="1">Résultats / Discussion</text:h>
      <text:p text:style-name="P22">Lorem Ipsum</text:p>
      <text:h text:style-name="Heading_20_1" text:outline-level="1">Conclusion</text:h>
      <text:p text:style-name="P22">Lorem Ipsum</text:p>
      <text:p text:style-name="P23">Références</text:p>
      <text:p text:style-name="P24"><text:span text:style-name="T20">B</text:span><text:span text:style-name="T21">ENAMARA </text:span><text:span text:style-name="T20">F., H</text:span><text:span text:style-name="T21">ATOUT </text:span><text:span text:style-name="T20">N., M</text:span><text:span text:style-name="T21">ULLER </text:span><text:span text:style-name="T20">P. &amp; O</text:span><text:span text:style-name="T21">ZDOWSKA </text:span><text:span text:style-name="T20">S., Éds. (2007). </text:span><text:span text:style-name="T22">Actes de TALN 2007 (Traitement automatique des langues naturelles)</text:span><text:span text:style-name="T20">, Toulouse. ATALA, IRIT.</text:span></text:p>
      <text:p text:style-name="P24"><text:bookmark text:name="barnhard"/><text:span text:style-name="T20">B</text:span><text:span text:style-name="T21">ERNHARD </text:span><text:span text:style-name="T20">D. (2007). Apprentissage non supervisé de familles morphologiques par classification ascendante hiérarchique. </text:span><text:span text:style-name="T23">In (</text:span><text:a xlink:type="simple" xlink:href="#benamara" text:style-name="Internet_20_link" text:visited-style-name="Visited_20_Internet_20_Link"><text:span text:style-name="Internet_20_link"><text:span text:style-name="T24">Benamara </text:span></text:span><text:span text:style-name="Internet_20_link"><text:span text:style-name="T25">et al</text:span></text:span><text:span text:style-name="Internet_20_link"><text:span text:style-name="T24">.</text:span></text:span><text:span text:style-name="Internet_20_link"><text:span text:style-name="T20">, </text:span></text:span><text:span text:style-name="Internet_20_link"><text:span text:style-name="T24">2007</text:span></text:span></text:a><text:span text:style-name="T23">), p. 367–376. </text:span><text:span text:style-name="T26">HAL :</text:span><text:span text:style-name="T23"> </text:span><text:a xlink:type="simple" xlink:href="https://hal.archives-ouvertes.fr/hal-00800342" text:style-name="Internet_20_link" text:visited-style-name="Visited_20_Internet_20_Link"><text:span text:style-name="Internet_20_link"><text:span text:style-name="T24">hal-00800342</text:span></text:span></text:a><text:span text:style-name="T23">.</text:span></text:p>
      <text:p text:style-name="P24"><text:bookmark text:name="chomsky"/><text:span text:style-name="T23">C</text:span><text:span text:style-name="T26">HOMSKY </text:span><text:span text:style-name="T23">N. &amp; S</text:span><text:span text:style-name="T26">CHÜTZENBERGER </text:span><text:span text:style-name="T23">M.-P. (1963). The algebraic theory of context-free languages. </text:span><text:span text:style-name="T27">Studies in Logic and the Foundations of Mathematics</text:span><text:span text:style-name="T23">, 35, 118–161. </text:span><text:span text:style-name="T26">DOI</text:span><text:span text:style-name="T23"> : </text:span><text:a xlink:type="simple" xlink:href="https://doi.org/10.1016/S0049-237X(08)72023-8" text:style-name="Internet_20_link" text:visited-style-name="Visited_20_Internet_20_Link"><text:span text:style-name="Internet_20_link"><text:span text:style-name="T24">10.1016/S0049-237X(08)72023-8</text:span></text:span></text:a><text:span text:style-name="T23">.</text:span></text:p>
      <text:p text:style-name="P24"><text:bookmark text:name="dias"/><text:span text:style-name="T20">D</text:span><text:span text:style-name="T21">IAS </text:span><text:span text:style-name="T20">G., Éd. (2015). </text:span><text:span text:style-name="T22">Actes de TALN 2015 (Traitement automatique des langues naturelles)</text:span><text:span text:style-name="T20">, Caen. </text:span><text:span text:style-name="T23">ATALA, HULTECH.</text:span></text:p>
      <text:p text:style-name="P24"><text:bookmark text:name="hinzen"/><text:span text:style-name="T23">H</text:span><text:span text:style-name="T26">INZEN </text:span><text:span text:style-name="T23">W., M</text:span><text:span text:style-name="T26">ACHERY </text:span><text:span text:style-name="T23">E. &amp; W</text:span><text:span text:style-name="T26">ERNING </text:span><text:span text:style-name="T23">M., Éds. (2012). </text:span><text:span text:style-name="T27">The Oxford Handbook of Compositionality</text:span><text:span text:style-name="T23">. Oxford. </text:span><text:span text:style-name="T26">DOI</text:span><text:span text:style-name="T23"> : </text:span><text:span text:style-name="T28">10.1093/oxfordhb/9780199541072.001.0001</text:span><text:span text:style-name="T23">.</text:span></text:p>
      <text:p text:style-name="P24"><text:bookmark text:name="joshi"/><text:soft-page-break/><text:span text:style-name="T23">J</text:span><text:span text:style-name="T26">OSHI </text:span><text:span text:style-name="T23">A. K. (1985). Tree-adjoining grammars : How much context sensitivity is required to provide reasonable structural descriptions ? In D. R. D</text:span><text:span text:style-name="T26">OWTY</text:span><text:span text:style-name="T23">, L. K</text:span><text:span text:style-name="T26">ARTTUNEN </text:span><text:span text:style-name="T23">&amp; A. M. Z</text:span><text:span text:style-name="T26">WICKY</text:span><text:span text:style-name="T23">, Éds., </text:span><text:span text:style-name="T27">Natural Language Parsing : Psychological, Computational, and Theoretical Perspectives</text:span><text:span text:style-name="T23">, Studies in Natural Language Processing, chapitre 6, p. 206–250. </text:span><text:span text:style-name="T20">Cambridge University Press. </text:span><text:span text:style-name="T21">DOI</text:span><text:span text:style-name="T20"> : </text:span><text:a xlink:type="simple" xlink:href="https://doi.org/10.1093/oxfordhb/9780199541072.001.0001" text:style-name="Internet_20_link" text:visited-style-name="Visited_20_Internet_20_Link"><text:span text:style-name="Internet_20_link"><text:span text:style-name="T24">10.1017/CBO9780511597855.007</text:span></text:span></text:a><text:span text:style-name="T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fo:hyphenation-keep="auto" loext:hyphenation-keep-type="column" style:writing-mode="lr-tb"/>
      <style:text-properties style:use-window-font-color="true" loext:opacity="0%" style:font-name="Times" fo:font-family="Times, Sylfae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zh" style:country-asian="CN" style:font-name-complex="Times" style:font-family-complex="Times, Sylfae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text-align="start" style:justify-single-word="false" fo:keep-with-next="always"/>
      <style:text-properties fo:font-size="14pt" fo:font-weight="bold" style:font-size-asian="14pt" style:font-weight-asian="bold" style:font-size-complex="11pt"/>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text-align="start" style:justify-single-word="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style:contextual-spacing="false" fo:text-indent="-1.27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212cm" fo:margin-bottom="0.106cm" style:contextual-spacing="false" fo:text-indent="-1.524cm" style:auto-text-indent="false" fo:keep-with-next="always">
        <style:tab-stops>
          <style:tab-stop style:position="7.978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212cm" fo:margin-bottom="0cm" style:contextual-spacing="false" fo:text-indent="-1.778cm" style:auto-text-indent="false" fo:keep-with-next="always">
        <style:tab-stops>
          <style:tab-stop style:position="7.724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212cm" fo:margin-bottom="0cm" style:contextual-spacing="false" fo:text-align="center" style:justify-single-word="false" fo:text-indent="-2.032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2.286cm" fo:margin-right="0cm" fo:margin-top="0.212cm" fo:margin-bottom="0cm" style:contextual-spacing="false" fo:text-indent="-2.286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212cm" fo:margin-bottom="0cm" style:contextual-spacing="false" fo:text-indent="-2.54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cm" fo:margin-bottom="0cm" style:contextual-spacing="false" fo:text-indent="-2.794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itre1"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Titre2" style:family="paragraph" style:parent-style-name="Titre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Légende"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se" style:family="paragraph" style:parent-style-name="Standard">
      <style:paragraph-properties fo:margin-top="0.049cm" fo:margin-bottom="0.049cm" style:contextual-spacing="false" fo:text-align="center" style:justify-single-word="false" fo:keep-with-next="always"/>
      <style:text-properties style:font-name="Times" fo:font-family="Times, Sylfaen" style:font-family-generic="roman" style:font-pitch="variable" style:font-name-complex="Times" style:font-family-complex="Times, Sylfaen" style:font-family-generic-complex="roman" style:font-pitch-complex="variable"/>
    </style:style>
    <style:style style:name="Exemple" style:family="paragraph" style:parent-style-name="Standard" style:next-style-name="Standard">
      <style:paragraph-properties fo:margin-left="1cm" fo:margin-right="0.997cm" fo:margin-top="0cm" fo:margin-bottom="0cm" style:contextual-spacing="false" fo:text-indent="0cm" style:auto-text-indent="false">
        <style:tab-stops>
          <style:tab-stop style:position="15.002cm"/>
        </style:tab-stops>
      </style:paragraph-properties>
      <style:text-properties fo:font-size="11pt" fo:font-style="italic" style:font-size-asian="11pt" style:font-style-asian="italic"/>
    </style:style>
    <style:style style:name="Auteurs" style:family="paragraph" style:parent-style-name="Standard" style:next-style-name="Adresse">
      <style:paragraph-properties fo:margin-top="0cm" fo:margin-bottom="0.635cm" style:contextual-spacing="false" fo:text-align="center" style:justify-single-word="false"/>
      <style:text-properties fo:font-size="11pt" style:font-size-asian="11pt" style:font-size-complex="12pt"/>
    </style:style>
    <style:style style:name="Adresse" style:family="paragraph" style:parent-style-name="Standard" style:list-style-name="WW8Num3">
      <style:paragraph-properties fo:margin-left="1.259cm" fo:margin-right="0cm" fo:margin-top="0cm" fo:margin-bottom="1.27cm" style:contextual-spacing="false" fo:text-align="center" style:justify-single-word="false" fo:text-indent="-0.63cm" style:auto-text-indent="false"/>
      <style:text-properties style:font-name="Times-Roman" fo:font-family="Times-Roman, 'Times New Roman'" style:font-family-generic="roman" style:font-name-complex="Times-Roman" style:font-family-complex="Times-Roman, 'Times New Roman'" style:font-family-generic-complex="roman"/>
    </style:style>
    <style:style style:name="WW-Caption" style:family="paragraph" style:parent-style-name="Légende">
      <style:paragraph-properties fo:margin-top="0.409cm" fo:margin-bottom="0.42cm" style:contextual-spacing="false" fo:text-align="center" style:justify-single-word="false"/>
      <style:text-properties fo:font-variant="normal" fo:text-transform="none" fo:font-style="normal" style:font-style-asian="normal" style:font-style-complex="normal"/>
    </style:style>
    <style:style style:name="WW-List_20_Number" style:display-name="WW-List Number" style:family="paragraph" style:parent-style-name="Standard" style:list-style-name="WW8Num5">
      <style:paragraph-properties fo:margin-left="0.499cm" fo:margin-right="0cm" fo:margin-top="0cm" fo:margin-bottom="0cm" style:contextual-spacing="false" fo:text-indent="0cm" style:auto-text-indent="false">
        <style:tab-stops>
          <style:tab-stop style:position="1.501cm"/>
        </style:tab-stops>
      </style:paragraph-properties>
    </style:style>
    <style:style style:name="WW-List_20_Bullet" style:display-name="WW-List Bullet" style:family="paragraph" style:parent-style-name="Standard" style:list-style-name="WW8Num2">
      <style:paragraph-properties fo:margin-left="0.499cm" fo:margin-right="0cm" fo:margin-top="0cm" fo:margin-bottom="0cm" style:contextual-spacing="false" fo:text-indent="0cm" style:auto-text-indent="false"/>
    </style:style>
    <style:style style:name="Footnote" style:family="paragraph" style:parent-style-name="Standard" style:class="extra">
      <style:paragraph-properties fo:margin-left="0.501cm" fo:margin-right="0cm" fo:margin-top="0cm" fo:margin-bottom="0cm" style:contextual-spacing="false" fo:text-indent="-0.501cm" style:auto-text-indent="false">
        <style:tab-stops>
          <style:tab-stop style:position="0.501cm"/>
        </style:tab-stops>
      </style:paragraph-properties>
      <style:text-properties fo:font-size="10pt" style:font-size-asian="10pt"/>
    </style:style>
    <style:style style:name="En-tête_20_et_20_pied_20_de_20_page" style:display-name="En-tête et pied de pag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text-align="start" style:justify-single-word="false"/>
      <style:text-properties fo:font-style="italic" style:font-style-asian="italic"/>
    </style:style>
    <style:style style:name="Footer" style:family="paragraph" style:parent-style-name="Standard" style:class="extra">
      <style:paragraph-properties fo:margin-top="0cm" fo:margin-bottom="0cm" style:contextual-spacing="false" fo:text-align="center" style:justify-single-word="false">
        <style:tab-stops>
          <style:tab-stop style:position="8.001cm" style:type="center"/>
          <style:tab-stop style:position="16.002cm" style:type="right"/>
        </style:tab-stops>
      </style:paragraph-properties>
      <style:text-properties fo:font-size="10pt" style:font-size-asian="10pt"/>
    </style:style>
    <style:style style:name="Référence" style:family="paragraph" style:parent-style-name="Standard" style:next-style-name="Standard">
      <style:paragraph-properties fo:text-align="start" style:justify-single-word="false"/>
      <style:text-properties fo:font-size="10pt" style:font-size-asian="10pt"/>
    </style:style>
    <style:style style:name="WW-Titre" style:family="paragraph" style:parent-style-name="Standard" style:next-style-name="Auteurs">
      <style:paragraph-properties fo:margin-top="1.27cm" fo:margin-bottom="0.847cm" style:contextual-spacing="false" fo:text-align="center" style:justify-single-word="false"/>
      <style:text-properties fo:font-size="14pt" fo:font-weight="bold" style:letter-kerning="true" style:font-size-asian="14pt" style:font-weight-asian="bold"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sans_20_numéro" style:display-name="Titre sans numéro" style:family="paragraph" style:parent-style-name="Heading_20_1" style:next-style-name="Standard" style:default-outline-level="" style:list-style-name="">
      <style:paragraph-properties fo:margin-left="0cm" fo:margin-right="0cm" fo:margin-top="0cm" fo:margin-bottom="0.4cm" style:contextual-spacing="false" fo:text-indent="0cm" style:auto-text-indent="false"/>
      <style:text-properties fo:font-size="14pt" style:font-size-asian="14pt"/>
    </style:style>
    <style:style style:name="Exemple_20_numéroté" style:display-name="Exemple numéroté" style:family="paragraph" style:parent-style-name="Exemple" style:next-style-name="Standard">
      <style:paragraph-properties fo:margin-left="-1.635cm" fo:margin-right="0.997cm" fo:margin-top="0cm" fo:margin-bottom="0cm" style:contextual-spacing="false" fo:text-indent="0cm" style:auto-text-indent="false">
        <style:tab-stops>
          <style:tab-stop style:position="-1.635cm"/>
          <style:tab-stop style:position="11.367cm"/>
          <style:tab-stop style:position="15.002cm"/>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Table" style:family="paragraph" style:parent-style-name="Légende" style:class="extra"/>
    <style:style style:name="Text" style:family="paragraph" style:parent-style-name="Légende" style:class="extra"/>
    <style:style style:name="Figure" style:family="paragraph" style:parent-style-name="Légende" style:class="extra">
      <style:paragraph-properties fo:text-align="center" style:justify-single-word="false"/>
    </style:style>
    <style:style style:name="Header_20_left" style:display-name="Head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Horizontal_20_Line" style:display-name="Horizontal Line" style:family="paragraph" style:parent-style-name="Standard" style:next-style-name="Text_20_body" style:class="html">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Résumé" style:family="paragraph" style:parent-style-name="Heading">
      <style:paragraph-properties fo:margin-top="0.199cm" fo:margin-bottom="0.101cm" style:contextual-spacing="false" fo:padding="0cm" fo:border="none" style:shadow="none"/>
      <style:text-properties fo:font-variant="small-caps" style:font-name="Times" fo:font-family="Times, Sylfaen" style:font-family-generic="roman" style:font-pitch="variable" style:font-name-complex="Times" style:font-family-complex="Times, Sylfaen" style:font-family-generic-complex="roman" style:font-pitch-complex="variable"/>
    </style:style>
    <style:style style:name="Other_20_title" style:display-name="Other title" style:family="paragraph" style:parent-style-name="Heading"/>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Contenu_20_de_20_cadre" style:display-name="Contenu de cadre" style:family="paragraph" style:parent-style-name="Standard"/>
    <style:style style:name="Texte_20_préformaté" style:display-name="Texte préformaté" style:family="paragraph" style:parent-style-name="Standard">
      <style:paragraph-properties fo:margin-top="0cm" fo:margin-bottom="0cm" style:contextual-spacing="false"/>
      <style:text-properties style:font-name="Liberation Mono" fo:font-family="'Liberation Mono'" style:font-family-generic="modern" fo:font-size="10pt" style:font-name-asian="AR PL SungtiL GB" style:font-family-asian="'AR PL SungtiL GB'" style:font-family-generic-asian="modern" style:font-size-asian="10pt" style:font-name-complex="Liberation Mono" style:font-family-complex="'Liberation Mono'" style:font-family-generic-complex="modern" style:font-size-complex="10pt"/>
    </style:style>
    <style:style style:name="DocumentMap" style:family="paragraph">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fr" fo:country="FR" style:letter-kerning="true" style:font-name-asian="Times" style:font-family-asian="Times, Sylfae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gne_20_horizontale" style:display-name="Ligne horizontale" style:family="paragraph" style:parent-style-name="Standard" style:next-style-name="Text_20_body">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En-tête_20_droit" style:display-name="En-tête droit"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En-tête_20_gauche" style:display-name="En-tête gauche"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Texte" style:family="paragraph" style:parent-style-name="Légende"/>
    <style:style style:name="Tableau" style:family="paragraph" style:parent-style-name="Légende"/>
    <style:style style:name="Citations" style:family="paragraph" style:parent-style-name="Standard">
      <style:paragraph-properties fo:margin-left="1cm" fo:margin-right="1cm" fo:margin-top="0cm" fo:margin-bottom="0.499cm" style:contextual-spacing="false" fo:text-indent="0cm" style:auto-text-indent="false"/>
    </style:style>
    <style:style style:name="western"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letter-kerning="true" fo:hyphenate="tru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2pt" fo:hyphenate="true" fo:hyphenation-remain-char-count="2" fo:hyphenation-push-char-count="2" loext:hyphenation-no-caps="false" loext:hyphenation-no-last-word="false" loext:hyphenation-word-char-count="5" loext:hyphenation-zone="no-limit"/>
    </style:style>
    <style:style style:name="WW8Num2z0" style:family="text">
      <style:text-properties style:font-name="OpenSymbol" fo:font-family="OpenSymbol, Calibri" style:font-pitch="variable" style:font-name-complex="OpenSymbol" style:font-family-complex="OpenSymbol, Calibri" style:font-pitch-complex="variable"/>
    </style:style>
    <style:style style:name="WW8Num2z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OpenSymbol" style:font-family-complex="OpenSymbol, Calibri" style:font-pitch-complex="variable"/>
    </style:style>
    <style:style style:name="WW8Num6z1" style:family="text">
      <style:text-properties style:font-name="OpenSymbol" fo:font-family="OpenSymbol, Calibri" style:font-pitch="variable" style:font-name-complex="OpenSymbol" style:font-family-complex="OpenSymbol, Calibri" style:font-pitch-complex="variable"/>
    </style:style>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Police_20_par_20_défaut" style:display-name="Police par défau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olice_20_par_20_défaut3" style:display-name="Police par défaut3"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Police_20_par_20_défaut2" style:display-name="Police par défaut2"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1" style:display-name="Police par défaut1" style:family="text"/>
    <style:style style:name="WW-Default_20_Paragraph_20_Font" style:display-name="WW-Default Paragraph Font" style:family="text"/>
    <style:style style:name="Caractère_20_de_20_note_20_de_20_bas_20_de_20_page" style:display-name="Caractère de note de bas de page" style:family="text">
      <style:text-properties style:text-position="super 58%"/>
    </style:style>
    <style:style style:name="biblio_5f_auteur" style:display-name="biblio_auteur" style:family="text">
      <style:text-properties fo:font-variant="small-caps" style:text-line-through-style="none" style:text-line-through-type="none" style:text-position="0% 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Caractère_20_de_20_note_20_de_20_fin" style:display-name="Caractère de note de fin" style:family="text"/>
    <style:style style:name="Caractères_20_de_20_note_20_de_20_bas_20_de_20_page" style:display-name="Caractères de note de bas de page" style:family="text">
      <style:text-properties style:text-position="super 58%"/>
    </style:style>
    <style:style style:name="Bullet_20_Symbols" style:display-name="Bullet Symbols" style:family="text">
      <style:text-properties style:font-name="OpenSymbol" fo:font-family="OpenSymbol, Calibri" style:font-pitch="variable" style:font-name-asian="OpenSymbol" style:font-family-asian="OpenSymbol, Calibri" style:font-pitch-asian="variable" style:font-name-complex="OpenSymbol" style:font-family-complex="OpenSymbol, Calibri"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Caractères_20_de_20_note_20_de_20_fin" style:display-name="Caractères de note de fin" style:family="text">
      <style:text-properties style:text-position="super 58%"/>
    </style:style>
    <style:style style:name="Appel_20_note_20_de_20_bas_20_de_20_p.1" style:display-name="Appel note de bas de p.1" style:family="text">
      <style:text-properties style:text-position="super 58%"/>
    </style:style>
    <style:style style:name="Default_20_Paragraph_20_Font" style:display-name="Default Paragraph Font" style:family="text"/>
    <style:style style:name="Caractères_20_de_20_numérotation" style:display-name="Caractères de numérotation" style:family="text"/>
    <style:style style:name="Puces" style:family="text">
      <style:text-properties style:font-name="OpenSymbol" fo:font-family="OpenSymbol, Calibri" style:font-pitch="variable" style:font-name-asian="OpenSymbol" style:font-family-asian="OpenSymbol, Calibri" style:font-pitch-asian="variable" style:font-name-complex="OpenSymbol" style:font-family-complex="OpenSymbol, Calibri" style:font-pitch-complex="variable"/>
    </style:style>
    <style:style style:name="Appel_20_de_20_note_20_de_20_fin1" style:display-name="Appel de note de fin1" style:family="text">
      <style:text-properties style:text-position="super 58%"/>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ppel_20_note_20_de_20_bas_20_de_20_p." style:display-name="Appel note de bas de p." style:family="text">
      <style:text-properties style:text-position="super 58%"/>
    </style:style>
    <style:style style:name="Appel_20_de_20_note_20_de_20_fin" style:display-name="Appel de note de fin" style:family="text">
      <style:text-properties style:text-position="super 58%"/>
    </style:style>
    <style:style style:name="Mention_20_non_20_résolue" style:display-name="Mention non résolue" style:family="text">
      <style:text-properties fo:color="#605e5c" loext:opacity="100%"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235cm" fo:text-indent="-0.3cm" fo:margin-left="1.235cm"/>
        </style:list-level-properties>
        <style:text-properties style:font-name="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535cm" fo:text-indent="-0.3cm" fo:margin-left="1.535cm"/>
        </style:list-level-properties>
        <style:text-properties style:font-name="Symbol"/>
      </text:list-level-style-bullet>
      <text:list-level-style-bullet text:level="4" text:style-name="WW8Num2z1" loext:num-list-format="%4%." style:num-suffix="." text:bullet-char="">
        <style:list-level-properties text:list-level-position-and-space-mode="label-alignment">
          <style:list-level-label-alignment text:label-followed-by="listtab" text:list-tab-stop-position="1.834cm" fo:text-indent="-0.3cm" fo:margin-left="1.834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2.134cm" fo:text-indent="-0.3cm" fo:margin-left="2.134cm"/>
        </style:list-level-properties>
        <style:text-properties style:font-name="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2.434cm" fo:text-indent="-0.3cm" fo:margin-left="2.434cm"/>
        </style:list-level-properties>
        <style:text-properties style:font-name="Symbol"/>
      </text:list-level-style-bullet>
      <text:list-level-style-bullet text:level="7" text:style-name="WW8Num2z1" loext:num-list-format="%7%." style:num-suffix="." text:bullet-char="">
        <style:list-level-properties text:list-level-position-and-space-mode="label-alignment">
          <style:list-level-label-alignment text:label-followed-by="listtab" text:list-tab-stop-position="2.736cm" fo:text-indent="-0.3cm" fo:margin-left="2.736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3.036cm" fo:text-indent="-0.3cm" fo:margin-left="3.036cm"/>
        </style:list-level-properties>
        <style:text-properties style:font-name="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3.336cm" fo:text-indent="-0.3cm" fo:margin-left="3.3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cm" fo:page-height="21.001cm" style:num-format="1" style:print-orientation="portrait" fo:margin-top="0cm" fo:margin-bottom="0cm" fo:margin-left="0.4cm" fo:margin-right="0.4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4cm" fo:margin-left="0cm" fo:margin-right="0cm" fo:margin-top="0.3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èle de document pour JEP-TALN 2024</dc:title>
    <dc:subject/>
    <meta:keyword/>
    <dc:description/>
    <meta:initial-creator>J. Farinas</meta:initial-creator>
    <meta:creation-date>2023-11-10T15:52:00</meta:creation-date>
    <dc:date>2024-11-07T13:35:05.424000000</dc:date>
    <meta:print-date>2023-11-10T15:52:00</meta:print-date>
    <meta:editing-cycles>6</meta:editing-cycles>
    <meta:editing-duration>PT12M56S</meta:editing-duration>
    <meta:generator>LibreOffice/24.8.2.1$Windows_X86_64 LibreOffice_project/0f794b6e29741098670a3b95d60478a65d05ef13</meta:generator>
    <meta:document-statistic meta:table-count="0" meta:image-count="0" meta:object-count="0" meta:page-count="3" meta:paragraph-count="37" meta:word-count="488" meta:character-count="3310" meta:non-whitespace-character-count="2860"/>
  </office:meta>
</office:document-meta>
</file>